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tabase.getProcessDb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tabas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tabase.exec( final Callable &lt; T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Databas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tabase.BpelDatabase( Contexts contex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